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25.499cm" table:align="margins"/>
    </style:style>
    <style:style style:name="Tabelle1.A" style:family="table-column">
      <style:table-column-properties style:column-width="8.5cm" style:rel-column-width="21845*"/>
    </style:style>
    <style:style style:name="Tabelle1.1" style:family="table-row">
      <style:table-row-properties style:row-height="5.09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25.499cm" table:align="margins"/>
    </style:style>
    <style:style style:name="Tabelle2.A" style:family="table-column">
      <style:table-column-properties style:column-width="8.498cm" style:rel-column-width="21841*"/>
    </style:style>
    <style:style style:name="Tabelle2.B" style:family="table-column">
      <style:table-column-properties style:column-width="8.5cm" style:rel-column-width="21846*"/>
    </style:style>
    <style:style style:name="Tabelle2.C" style:family="table-column">
      <style:table-column-properties style:column-width="8.5cm" style:rel-column-width="21848*"/>
    </style:style>
    <style:style style:name="Tabelle2.1" style:family="table-row">
      <style:table-row-properties style:row-height="5.099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9pt" officeooo:rsid="00099170" officeooo:paragraph-rsid="00099170" style:font-size-asian="9pt" style:font-size-complex="9pt"/>
    </style:style>
    <style:style style:name="P2" style:family="paragraph" style:parent-style-name="Table_20_Contents">
      <style:paragraph-properties>
        <style:tab-stops>
          <style:tab-stop style:position="2.097cm"/>
        </style:tab-stops>
      </style:paragraph-properties>
      <style:text-properties fo:font-size="9pt" officeooo:rsid="00099170" officeooo:paragraph-rsid="000a7f34" style:font-size-asian="9pt" style:font-size-complex="9pt"/>
    </style:style>
    <style:style style:name="P3" style:family="paragraph" style:parent-style-name="Table_20_Contents">
      <style:paragraph-properties>
        <style:tab-stops>
          <style:tab-stop style:position="2.097cm"/>
        </style:tab-stops>
      </style:paragraph-properties>
      <style:text-properties fo:font-size="9pt" officeooo:rsid="00099170" officeooo:paragraph-rsid="000b54d5" style:font-size-asian="9pt" style:font-size-complex="9pt"/>
    </style:style>
    <style:style style:name="P4" style:family="paragraph" style:parent-style-name="Table_20_Contents">
      <style:text-properties fo:font-size="9pt" officeooo:rsid="00099170" officeooo:paragraph-rsid="000b54d5" style:font-size-asian="9pt" style:font-size-complex="9pt"/>
    </style:style>
    <style:style style:name="P5" style:family="paragraph" style:parent-style-name="Table_20_Contents">
      <style:text-properties fo:font-size="9pt" officeooo:rsid="000a7f34" officeooo:paragraph-rsid="000a7f34" style:font-size-asian="9pt" style:font-size-complex="9pt"/>
    </style:style>
    <style:style style:name="P6" style:family="paragraph" style:parent-style-name="Table_20_Contents">
      <style:text-properties fo:font-size="9pt" officeooo:rsid="000a7f34" officeooo:paragraph-rsid="000b54d5" style:font-size-asian="9pt" style:font-size-complex="9pt"/>
    </style:style>
    <style:style style:name="P7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2.136cm"/>
        </style:tab-stops>
      </style:paragraph-properties>
      <style:text-properties fo:font-size="9pt" officeooo:rsid="00099170" officeooo:paragraph-rsid="00099170" style:font-size-asian="9pt" style:font-size-complex="9pt"/>
    </style:style>
    <style:style style:name="P8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2.136cm"/>
        </style:tab-stops>
      </style:paragraph-properties>
      <style:text-properties fo:font-size="9pt" officeooo:rsid="00099170" officeooo:paragraph-rsid="000b54d5" style:font-size-asian="9pt" style:font-size-complex="9pt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2.193cm"/>
        </style:tab-stops>
      </style:paragraph-properties>
      <style:text-properties fo:font-size="8pt" officeooo:rsid="00099170" officeooo:paragraph-rsid="000c2949" style:font-size-asian="8pt" style:font-size-complex="8pt"/>
    </style:style>
    <style:style style:name="P10" style:family="paragraph" style:parent-style-name="Table_20_Contents">
      <style:paragraph-properties fo:margin-top="0cm" fo:margin-bottom="0cm" loext:contextual-spacing="false" fo:line-height="100%"/>
      <style:text-properties fo:font-size="8pt" officeooo:rsid="00099170" officeooo:paragraph-rsid="000d95ad" style:font-size-asian="8pt" style:font-size-complex="8pt"/>
    </style:style>
    <style:style style:name="P11" style:family="paragraph" style:parent-style-name="Table_20_Contents">
      <style:paragraph-properties fo:margin-top="0cm" fo:margin-bottom="0cm" loext:contextual-spacing="false" fo:line-height="100%"/>
      <style:text-properties fo:font-size="2pt" officeooo:rsid="00099170" officeooo:paragraph-rsid="000b54d5" style:font-size-asian="1.75pt" style:font-size-complex="2pt"/>
    </style:style>
    <style:style style:name="P12" style:family="paragraph" style:parent-style-name="Table_20_Contents">
      <style:paragraph-properties fo:margin-top="0cm" fo:margin-bottom="0cm" loext:contextual-spacing="false" fo:line-height="100%"/>
      <style:text-properties fo:font-size="2pt" officeooo:rsid="00099170" officeooo:paragraph-rsid="000d95ad" style:font-size-asian="1.75pt" style:font-size-complex="2pt"/>
    </style:style>
    <style:style style:name="P13" style:family="paragraph" style:parent-style-name="Standard">
      <style:paragraph-properties>
        <style:tab-stops>
          <style:tab-stop style:position="2.193cm"/>
        </style:tab-stops>
      </style:paragraph-properties>
      <style:text-properties fo:font-size="9pt" officeooo:rsid="000a7f34" officeooo:paragraph-rsid="000b54d5" style:font-size-asian="9pt" style:font-size-complex="9pt"/>
    </style:style>
    <style:style style:name="P14" style:family="paragraph" style:parent-style-name="Standard">
      <style:paragraph-properties>
        <style:tab-stops>
          <style:tab-stop style:position="2.193cm"/>
        </style:tab-stops>
      </style:paragraph-properties>
      <style:text-properties fo:font-size="9pt" officeooo:rsid="000a7f34" officeooo:paragraph-rsid="000c6552" style:font-size-asian="9pt" style:font-size-complex="9pt"/>
    </style:style>
    <style:style style:name="P15" style:family="paragraph" style:parent-style-name="Standard">
      <style:text-properties officeooo:paragraph-rsid="000c6552"/>
    </style:style>
    <style:style style:name="P16" style:family="paragraph" style:parent-style-name="Standard">
      <style:text-properties officeooo:paragraph-rsid="000defb9"/>
    </style:style>
    <style:style style:name="P17" style:family="paragraph" style:parent-style-name="Standard">
      <style:text-properties officeooo:paragraph-rsid="000fbf95"/>
    </style:style>
    <style:style style:name="P18" style:family="paragraph" style:parent-style-name="Standard">
      <style:paragraph-properties fo:margin-top="0cm" fo:margin-bottom="0cm" loext:contextual-spacing="false" fo:line-height="100%">
        <style:tab-stops>
          <style:tab-stop style:position="2.193cm"/>
        </style:tab-stops>
      </style:paragraph-properties>
      <style:text-properties fo:font-size="8pt" officeooo:rsid="00099170" officeooo:paragraph-rsid="000c2949" style:font-size-asian="8pt" style:font-size-complex="8pt"/>
    </style:style>
    <style:style style:name="P19" style:family="paragraph" style:parent-style-name="Standard">
      <style:paragraph-properties fo:margin-top="0cm" fo:margin-bottom="0cm" loext:contextual-spacing="false" fo:line-height="100%">
        <style:tab-stops>
          <style:tab-stop style:position="2.193cm"/>
        </style:tab-stops>
      </style:paragraph-properties>
      <style:text-properties fo:font-size="8pt" officeooo:rsid="00099170" officeooo:paragraph-rsid="000c6552" style:font-size-asian="8pt" style:font-size-complex="8pt"/>
    </style:style>
    <style:style style:name="P20" style:family="paragraph" style:parent-style-name="Standard">
      <style:paragraph-properties fo:margin-top="0cm" fo:margin-bottom="0cm" loext:contextual-spacing="false" fo:line-height="100%">
        <style:tab-stops>
          <style:tab-stop style:position="2.193cm"/>
        </style:tab-stops>
      </style:paragraph-properties>
      <style:text-properties fo:font-size="8pt" officeooo:rsid="00099170" officeooo:paragraph-rsid="000defb9" style:font-size-asian="8pt" style:font-size-complex="8pt"/>
    </style:style>
    <style:style style:name="P21" style:family="paragraph" style:parent-style-name="Standard">
      <style:paragraph-properties fo:margin-top="0cm" fo:margin-bottom="0cm" loext:contextual-spacing="false" fo:line-height="100%">
        <style:tab-stops>
          <style:tab-stop style:position="2.193cm"/>
        </style:tab-stops>
      </style:paragraph-properties>
      <style:text-properties fo:font-size="8pt" officeooo:rsid="00099170" officeooo:paragraph-rsid="000fbf95" style:font-size-asian="8pt" style:font-size-complex="8pt"/>
    </style:style>
    <style:style style:name="P22" style:family="paragraph" style:parent-style-name="Standard">
      <style:paragraph-properties fo:margin-top="0cm" fo:margin-bottom="0cm" loext:contextual-spacing="false" fo:line-height="100%">
        <style:tab-stops>
          <style:tab-stop style:position="1.492cm"/>
        </style:tab-stops>
      </style:paragraph-properties>
      <style:text-properties fo:font-size="8pt" officeooo:rsid="00099170" officeooo:paragraph-rsid="000c2949" style:font-size-asian="8pt" style:font-size-complex="8pt"/>
    </style:style>
    <style:style style:name="P23" style:family="paragraph" style:parent-style-name="Standard">
      <style:paragraph-properties fo:margin-top="0cm" fo:margin-bottom="0cm" loext:contextual-spacing="false" fo:line-height="100%">
        <style:tab-stops>
          <style:tab-stop style:position="1.492cm"/>
        </style:tab-stops>
      </style:paragraph-properties>
      <style:text-properties fo:font-size="8pt" officeooo:rsid="00099170" officeooo:paragraph-rsid="000defb9" style:font-size-asian="8pt" style:font-size-complex="8pt"/>
    </style:style>
    <style:style style:name="P24" style:family="paragraph" style:parent-style-name="Standard">
      <style:paragraph-properties fo:margin-top="0cm" fo:margin-bottom="0cm" loext:contextual-spacing="false" fo:line-height="100%">
        <style:tab-stops>
          <style:tab-stop style:position="1.492cm"/>
        </style:tab-stops>
      </style:paragraph-properties>
      <style:text-properties fo:font-size="8pt" officeooo:rsid="00099170" officeooo:paragraph-rsid="000fbf95" style:font-size-asian="8pt" style:font-size-complex="8pt"/>
    </style:style>
    <style:style style:name="P25" style:family="paragraph" style:parent-style-name="Standard">
      <style:paragraph-properties fo:margin-top="0cm" fo:margin-bottom="0cm" loext:contextual-spacing="false" fo:line-height="100%">
        <style:tab-stops>
          <style:tab-stop style:position="1.492cm"/>
        </style:tab-stops>
      </style:paragraph-properties>
      <style:text-properties fo:font-size="8pt" officeooo:rsid="000c2949" officeooo:paragraph-rsid="000c2949" style:font-size-asian="8pt" style:font-size-complex="8pt"/>
    </style:style>
    <style:style style:name="P26" style:family="paragraph" style:parent-style-name="Standard">
      <style:paragraph-properties fo:margin-top="0cm" fo:margin-bottom="0cm" loext:contextual-spacing="false" fo:line-height="100%">
        <style:tab-stops>
          <style:tab-stop style:position="2.193cm"/>
        </style:tab-stops>
      </style:paragraph-properties>
      <style:text-properties fo:font-size="2pt" officeooo:rsid="00099170" officeooo:paragraph-rsid="000c2949" style:font-size-asian="1.75pt" style:font-size-complex="2pt"/>
    </style:style>
    <style:style style:name="P27" style:family="paragraph" style:parent-style-name="Standard">
      <style:paragraph-properties fo:margin-top="0cm" fo:margin-bottom="0cm" loext:contextual-spacing="false" fo:line-height="100%">
        <style:tab-stops>
          <style:tab-stop style:position="2.193cm"/>
        </style:tab-stops>
      </style:paragraph-properties>
      <style:text-properties fo:font-size="2pt" officeooo:rsid="00099170" officeooo:paragraph-rsid="000c6552" style:font-size-asian="1.75pt" style:font-size-complex="2pt"/>
    </style:style>
    <style:style style:name="P28" style:family="paragraph" style:parent-style-name="Standard">
      <style:paragraph-properties fo:margin-top="0cm" fo:margin-bottom="0cm" loext:contextual-spacing="false" fo:line-height="100%">
        <style:tab-stops>
          <style:tab-stop style:position="2.193cm"/>
        </style:tab-stops>
      </style:paragraph-properties>
      <style:text-properties fo:font-size="2pt" officeooo:rsid="00099170" officeooo:paragraph-rsid="000defb9" style:font-size-asian="1.75pt" style:font-size-complex="2pt"/>
    </style:style>
    <style:style style:name="P29" style:family="paragraph" style:parent-style-name="Standard">
      <style:paragraph-properties fo:margin-top="0cm" fo:margin-bottom="0cm" loext:contextual-spacing="false" fo:line-height="100%">
        <style:tab-stops>
          <style:tab-stop style:position="2.193cm"/>
        </style:tab-stops>
      </style:paragraph-properties>
      <style:text-properties fo:font-size="2pt" officeooo:rsid="00099170" officeooo:paragraph-rsid="000fbf95" style:font-size-asian="1.75pt" style:font-size-complex="2pt"/>
    </style:style>
    <style:style style:name="P30" style:family="paragraph" style:parent-style-name="Standard">
      <style:paragraph-properties fo:margin-top="0cm" fo:margin-bottom="0cm" loext:contextual-spacing="false" fo:line-height="100%">
        <style:tab-stops>
          <style:tab-stop style:position="1.492cm"/>
        </style:tab-stops>
      </style:paragraph-properties>
      <style:text-properties fo:font-size="2pt" officeooo:rsid="00099170" officeooo:paragraph-rsid="000fbf95" style:font-size-asian="1.75pt" style:font-size-complex="2pt"/>
    </style:style>
    <style:style style:name="P31" style:family="paragraph" style:parent-style-name="Table_20_Contents">
      <style:paragraph-properties>
        <style:tab-stops>
          <style:tab-stop style:position="2.193cm"/>
        </style:tab-stops>
      </style:paragraph-properties>
      <style:text-properties fo:font-size="9pt" officeooo:rsid="000a7f34" officeooo:paragraph-rsid="000c6552" style:font-size-asian="9pt" style:font-size-complex="9pt"/>
    </style:style>
    <style:style style:name="P3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 text:number-lines="false" text:line-number="0">
        <style:tab-stops>
          <style:tab-stop style:position="2.136cm"/>
        </style:tab-stops>
      </style:paragraph-properties>
      <style:text-properties fo:font-size="8pt" officeooo:rsid="00099170" officeooo:paragraph-rsid="000b54d5" style:font-size-asian="8pt" style:font-size-complex="8pt"/>
    </style:style>
    <style:style style:name="P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 text:number-lines="false" text:line-number="0">
        <style:tab-stops>
          <style:tab-stop style:position="2.136cm"/>
        </style:tab-stops>
      </style:paragraph-properties>
      <style:text-properties fo:font-size="8pt" officeooo:rsid="00099170" officeooo:paragraph-rsid="000c6552" style:font-size-asian="8pt" style:font-size-complex="8pt"/>
    </style:style>
    <style:style style:name="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 text:number-lines="false" text:line-number="0">
        <style:tab-stops>
          <style:tab-stop style:position="1.492cm"/>
        </style:tab-stops>
      </style:paragraph-properties>
      <style:text-properties fo:font-size="8pt" officeooo:rsid="00099170" officeooo:paragraph-rsid="000b54d5" style:font-size-asian="8pt" style:font-size-complex="8pt"/>
    </style:style>
    <style:style style:name="P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 text:number-lines="false" text:line-number="0">
        <style:tab-stops>
          <style:tab-stop style:position="1.492cm"/>
        </style:tab-stops>
      </style:paragraph-properties>
      <style:text-properties fo:font-size="8pt" officeooo:rsid="00099170" officeooo:paragraph-rsid="000defb9" style:font-size-asian="8pt" style:font-size-complex="8pt"/>
    </style:style>
    <style:style style:name="P3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 text:number-lines="false" text:line-number="0">
        <style:tab-stops>
          <style:tab-stop style:position="1.492cm"/>
        </style:tab-stops>
      </style:paragraph-properties>
      <style:text-properties fo:font-size="8pt" officeooo:rsid="00099170" officeooo:paragraph-rsid="000fbf95" style:font-size-asian="8pt" style:font-size-complex="8pt"/>
    </style:style>
    <style:style style:name="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 text:number-lines="false" text:line-number="0">
        <style:tab-stops>
          <style:tab-stop style:position="2.136cm"/>
        </style:tab-stops>
      </style:paragraph-properties>
      <style:text-properties fo:font-size="8pt" officeooo:rsid="000c2949" officeooo:paragraph-rsid="000c2949" style:font-size-asian="8pt" style:font-size-complex="8pt"/>
    </style:style>
    <style:style style:name="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 text:number-lines="false" text:line-number="0">
        <style:tab-stops>
          <style:tab-stop style:position="2.136cm"/>
        </style:tab-stops>
      </style:paragraph-properties>
      <style:text-properties fo:font-size="8pt" officeooo:rsid="000c2949" officeooo:paragraph-rsid="000c6552" style:font-size-asian="8pt" style:font-size-complex="8pt"/>
    </style:style>
    <style:style style:name="P3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 text:number-lines="false" text:line-number="0">
        <style:tab-stops>
          <style:tab-stop style:position="2.136cm"/>
        </style:tab-stops>
      </style:paragraph-properties>
      <style:text-properties fo:font-size="8pt" officeooo:rsid="000c2949" officeooo:paragraph-rsid="000defb9" style:font-size-asian="8pt" style:font-size-complex="8pt"/>
    </style:style>
    <style:style style:name="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 text:number-lines="false" text:line-number="0">
        <style:tab-stops>
          <style:tab-stop style:position="2.136cm"/>
        </style:tab-stops>
      </style:paragraph-properties>
      <style:text-properties fo:font-size="8pt" officeooo:rsid="000c2949" officeooo:paragraph-rsid="000fbf95" style:font-size-asian="8pt" style:font-size-complex="8pt"/>
    </style:style>
    <style:style style:name="P4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 text:number-lines="false" text:line-number="0">
        <style:tab-stops>
          <style:tab-stop style:position="2.136cm"/>
        </style:tab-stops>
      </style:paragraph-properties>
      <style:text-properties fo:font-size="2pt" officeooo:rsid="000c2949" officeooo:paragraph-rsid="000c2949" style:font-size-asian="1.75pt" style:font-size-complex="2pt"/>
    </style:style>
    <style:style style:name="P4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 text:number-lines="false" text:line-number="0">
        <style:tab-stops>
          <style:tab-stop style:position="2.136cm"/>
        </style:tab-stops>
      </style:paragraph-properties>
      <style:text-properties fo:font-size="2pt" officeooo:rsid="000c2949" officeooo:paragraph-rsid="000c6552" style:font-size-asian="1.75pt" style:font-size-complex="2pt"/>
    </style:style>
    <style:style style:name="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 text:number-lines="false" text:line-number="0">
        <style:tab-stops>
          <style:tab-stop style:position="2.136cm"/>
        </style:tab-stops>
      </style:paragraph-properties>
      <style:text-properties fo:font-size="2pt" officeooo:rsid="000c2949" officeooo:paragraph-rsid="000defb9" style:font-size-asian="1.75pt" style:font-size-complex="2pt"/>
    </style:style>
    <style:style style:name="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 text:number-lines="false" text:line-number="0">
        <style:tab-stops>
          <style:tab-stop style:position="2.136cm"/>
        </style:tab-stops>
      </style:paragraph-properties>
      <style:text-properties fo:font-size="2pt" officeooo:rsid="000c2949" officeooo:paragraph-rsid="000fbf95" style:font-size-asian="1.75pt" style:font-size-complex="2pt"/>
    </style:style>
    <style:style style:name="P45" style:family="paragraph" style:parent-style-name="Table_20_Contents">
      <style:paragraph-properties fo:margin-top="0cm" fo:margin-bottom="0cm" loext:contextual-spacing="false" fo:line-height="100%"/>
      <style:text-properties fo:font-size="8pt" officeooo:rsid="00099170" officeooo:paragraph-rsid="000b54d5" style:font-size-asian="8pt" style:font-size-complex="8pt"/>
    </style:style>
    <style:style style:name="P46" style:family="paragraph" style:parent-style-name="Table_20_Contents">
      <style:paragraph-properties fo:margin-top="0cm" fo:margin-bottom="0cm" loext:contextual-spacing="false" fo:line-height="100%"/>
      <style:text-properties fo:font-size="8pt" officeooo:rsid="00099170" officeooo:paragraph-rsid="000c2949" style:font-size-asian="8pt" style:font-size-complex="8pt"/>
    </style:style>
    <style:style style:name="P47" style:family="paragraph" style:parent-style-name="Table_20_Contents">
      <style:paragraph-properties fo:margin-top="0cm" fo:margin-bottom="0cm" loext:contextual-spacing="false" fo:line-height="100%">
        <style:tab-stops>
          <style:tab-stop style:position="2.097cm"/>
        </style:tab-stops>
      </style:paragraph-properties>
      <style:text-properties fo:font-size="8pt" officeooo:rsid="00099170" officeooo:paragraph-rsid="000b54d5" style:font-size-asian="8pt" style:font-size-complex="8pt"/>
    </style:style>
    <style:style style:name="P48" style:family="paragraph" style:parent-style-name="Table_20_Contents">
      <style:paragraph-properties fo:margin-top="0cm" fo:margin-bottom="0cm" loext:contextual-spacing="false" fo:line-height="100%">
        <style:tab-stops>
          <style:tab-stop style:position="2.097cm"/>
        </style:tab-stops>
      </style:paragraph-properties>
      <style:text-properties fo:font-size="8pt" officeooo:rsid="00099170" officeooo:paragraph-rsid="000c6552" style:font-size-asian="8pt" style:font-size-complex="8pt"/>
    </style:style>
    <style:style style:name="P49" style:family="paragraph" style:parent-style-name="Table_20_Contents">
      <style:paragraph-properties fo:margin-top="0cm" fo:margin-bottom="0cm" loext:contextual-spacing="false" fo:line-height="100%">
        <style:tab-stops>
          <style:tab-stop style:position="2.097cm"/>
        </style:tab-stops>
      </style:paragraph-properties>
      <style:text-properties fo:font-size="8pt" officeooo:rsid="00099170" officeooo:paragraph-rsid="000defb9" style:font-size-asian="8pt" style:font-size-complex="8pt"/>
    </style:style>
    <style:style style:name="P50" style:family="paragraph" style:parent-style-name="Table_20_Contents">
      <style:paragraph-properties fo:margin-top="0cm" fo:margin-bottom="0cm" loext:contextual-spacing="false" fo:line-height="100%">
        <style:tab-stops>
          <style:tab-stop style:position="2.097cm"/>
        </style:tab-stops>
      </style:paragraph-properties>
      <style:text-properties fo:font-size="8pt" officeooo:rsid="00099170" officeooo:paragraph-rsid="000fbf95" style:font-size-asian="8pt" style:font-size-complex="8pt"/>
    </style:style>
    <style:style style:name="P51" style:family="paragraph" style:parent-style-name="Table_20_Contents">
      <style:paragraph-properties fo:margin-top="0cm" fo:margin-bottom="0cm" loext:contextual-spacing="false" fo:line-height="100%"/>
      <style:text-properties fo:font-size="8pt" officeooo:rsid="00099170" officeooo:paragraph-rsid="000c6552" style:font-size-asian="8pt" style:font-size-complex="8pt"/>
    </style:style>
    <style:style style:name="P52" style:family="paragraph" style:parent-style-name="Table_20_Contents">
      <style:paragraph-properties fo:margin-top="0cm" fo:margin-bottom="0cm" loext:contextual-spacing="false" fo:line-height="100%">
        <style:tab-stops>
          <style:tab-stop style:position="1.492cm"/>
        </style:tab-stops>
      </style:paragraph-properties>
      <style:text-properties fo:font-size="8pt" officeooo:rsid="00099170" officeooo:paragraph-rsid="000defb9" style:font-size-asian="8pt" style:font-size-complex="8pt"/>
    </style:style>
    <style:style style:name="P53" style:family="paragraph" style:parent-style-name="Table_20_Contents">
      <style:paragraph-properties fo:margin-top="0cm" fo:margin-bottom="0cm" loext:contextual-spacing="false" fo:line-height="100%"/>
      <style:text-properties fo:font-size="8pt" officeooo:rsid="00099170" officeooo:paragraph-rsid="000defb9" style:font-size-asian="8pt" style:font-size-complex="8pt"/>
    </style:style>
    <style:style style:name="P54" style:family="paragraph" style:parent-style-name="Table_20_Contents">
      <style:paragraph-properties fo:margin-top="0cm" fo:margin-bottom="0cm" loext:contextual-spacing="false" fo:line-height="100%"/>
      <style:text-properties fo:font-size="8pt" officeooo:rsid="00099170" officeooo:paragraph-rsid="000fbf95" style:font-size-asian="8pt" style:font-size-complex="8pt"/>
    </style:style>
    <style:style style:name="P55" style:family="paragraph" style:parent-style-name="Table_20_Contents">
      <style:paragraph-properties fo:margin-top="0cm" fo:margin-bottom="0cm" loext:contextual-spacing="false" fo:line-height="100%"/>
      <style:text-properties fo:font-size="8pt" officeooo:rsid="00099170" officeooo:paragraph-rsid="000d95ad" style:font-size-asian="8pt" style:font-size-complex="8pt"/>
    </style:style>
    <style:style style:name="P56" style:family="paragraph" style:parent-style-name="Table_20_Contents">
      <style:paragraph-properties fo:margin-top="0cm" fo:margin-bottom="0cm" loext:contextual-spacing="false" fo:line-height="100%"/>
      <style:text-properties fo:font-size="2pt" officeooo:rsid="00099170" officeooo:paragraph-rsid="000b54d5" style:font-size-asian="1.75pt" style:font-size-complex="2pt"/>
    </style:style>
    <style:style style:name="P57" style:family="paragraph" style:parent-style-name="Table_20_Contents">
      <style:paragraph-properties fo:margin-top="0cm" fo:margin-bottom="0cm" loext:contextual-spacing="false" fo:line-height="100%"/>
      <style:text-properties fo:font-size="2pt" officeooo:rsid="00099170" officeooo:paragraph-rsid="000c2949" style:font-size-asian="1.75pt" style:font-size-complex="2pt"/>
    </style:style>
    <style:style style:name="P58" style:family="paragraph" style:parent-style-name="Table_20_Contents">
      <style:paragraph-properties fo:margin-top="0cm" fo:margin-bottom="0cm" loext:contextual-spacing="false" fo:line-height="100%"/>
      <style:text-properties fo:font-size="2pt" officeooo:rsid="00099170" officeooo:paragraph-rsid="000c6552" style:font-size-asian="1.75pt" style:font-size-complex="2pt"/>
    </style:style>
    <style:style style:name="P59" style:family="paragraph" style:parent-style-name="Table_20_Contents">
      <style:paragraph-properties fo:margin-top="0cm" fo:margin-bottom="0cm" loext:contextual-spacing="false" fo:line-height="100%"/>
      <style:text-properties fo:font-size="2pt" officeooo:rsid="00099170" officeooo:paragraph-rsid="000defb9" style:font-size-asian="1.75pt" style:font-size-complex="2pt"/>
    </style:style>
    <style:style style:name="P60" style:family="paragraph" style:parent-style-name="Table_20_Contents">
      <style:paragraph-properties fo:margin-top="0cm" fo:margin-bottom="0cm" loext:contextual-spacing="false" fo:line-height="100%"/>
      <style:text-properties fo:font-size="2pt" officeooo:rsid="00099170" officeooo:paragraph-rsid="000fbf95" style:font-size-asian="1.75pt" style:font-size-complex="2pt"/>
    </style:style>
    <style:style style:name="P61" style:family="paragraph" style:parent-style-name="Table_20_Contents">
      <style:paragraph-properties fo:margin-top="0cm" fo:margin-bottom="0cm" loext:contextual-spacing="false" fo:line-height="100%"/>
      <style:text-properties fo:font-size="2pt" officeooo:rsid="00099170" officeooo:paragraph-rsid="000d95ad" style:font-size-asian="1.75pt" style:font-size-complex="2pt"/>
    </style:style>
    <style:style style:name="P62" style:family="paragraph" style:parent-style-name="Table_20_Contents">
      <style:paragraph-properties fo:margin-top="0cm" fo:margin-bottom="0cm" loext:contextual-spacing="false" fo:line-height="100%"/>
      <style:text-properties fo:font-size="2pt" fo:font-weight="normal" officeooo:rsid="000c2949" officeooo:paragraph-rsid="000d95ad" style:font-size-asian="1.75pt" style:font-weight-asian="normal" style:font-size-complex="2pt" style:font-weight-complex="normal"/>
    </style:style>
    <style:style style:name="P63" style:family="paragraph" style:parent-style-name="Table_20_Contents">
      <style:paragraph-properties fo:margin-top="0cm" fo:margin-bottom="0cm" loext:contextual-spacing="false" fo:line-height="100%"/>
      <style:text-properties fo:font-size="2pt" fo:font-weight="normal" officeooo:rsid="000c2949" officeooo:paragraph-rsid="000fbf95" style:font-size-asian="1.75pt" style:font-weight-asian="normal" style:font-size-complex="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2949" style:font-weight-asian="bold" style:font-weight-complex="bold"/>
    </style:style>
    <style:style style:name="T3" style:family="text">
      <style:text-properties fo:font-weight="bold" officeooo:rsid="000c6552" style:font-weight-asian="bold" style:font-weight-complex="bold"/>
    </style:style>
    <style:style style:name="T4" style:family="text">
      <style:text-properties fo:font-weight="bold" officeooo:rsid="000d95ad" style:font-weight-asian="bold" style:font-weight-complex="bold"/>
    </style:style>
    <style:style style:name="T5" style:family="text">
      <style:text-properties officeooo:rsid="000c294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c2949" style:font-weight-asian="normal" style:font-weight-complex="normal"/>
    </style:style>
    <style:style style:name="T8" style:family="text">
      <style:text-properties fo:font-weight="normal" officeooo:rsid="000c6552" style:font-weight-asian="normal" style:font-weight-complex="normal"/>
    </style:style>
    <style:style style:name="T9" style:family="text">
      <style:text-properties officeooo:rsid="000c6552"/>
    </style:style>
    <style:style style:name="T10" style:family="text">
      <style:text-properties officeooo:rsid="000d95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3"/>
        <table:table-row table:style-name="Tabelle1.1">
          <table:table-cell table:style-name="Tabelle1.A1" office:value-type="string">
            <text:p text:style-name="P22"><text:span text:style-name="T5">0</text:span>3.<text:span text:style-name="T5">01.</text:span>2016 <text:s/><text:span text:style-name="T1">Neujahrsschießen </text:span><text:span text:style-name="T2">und</text:span></text:p>
            <text:p text:style-name="P9"><text:span text:style-name="T2"><text:s text:c="20"/>Vereinsmeisterschaften <text:s text:c="5"/></text:span>10.<text:span text:style-name="T9">00</text:span> Uhr</text:p>
            <text:p text:style-name="P26"/>
            <text:p text:style-name="P45">13.<text:span text:style-name="T5">02.</text:span> <text:s text:c="9"/><text:span text:style-name="T1">Königsball Boberow <text:s text:c="10"/></text:span>19.30 Uhr</text:p>
            <text:p text:style-name="P11"/>
            <text:p text:style-name="P45">26.<text:span text:style-name="T5">03.</text:span> <text:s text:c="9"/><text:span text:style-name="T1">Osterfeuer <text:s text:c="27"/></text:span>18.<text:span text:style-name="T9">00</text:span> Uhr</text:p>
            <text:p text:style-name="P11"/>
            <text:p text:style-name="P45">_____ <text:s text:c="9"/><text:span text:style-name="T1">Frühjahrsputz <text:s text:c="21"/>____ <text:s/></text:span><text:span text:style-name="T7">Uhr</text:span></text:p>
            <text:p text:style-name="P11"><text:span text:style-name="T7"/></text:p>
            <text:p text:style-name="P46"><text:span text:style-name="T5">0</text:span>5.<text:span text:style-name="T5">05</text:span> <text:s text:c="10"/><text:span text:style-name="T2">H</text:span><text:span text:style-name="T1">immelfahrt </text:span><text:span text:style-name="T2">und</text:span></text:p>
            <text:p text:style-name="P46"><text:span text:style-name="T2"><text:s text:c="20"/>Vereinsmeisteschaften <text:s text:c="7"/></text:span>15.<text:span text:style-name="T9">00</text:span> Uhr</text:p>
            <text:p text:style-name="P57"/>
            <text:p text:style-name="P34">18.-19.<text:span text:style-name="T5">06.</text:span> <text:s text:c="3"/><text:span text:style-name="T1">Schützenfest Boberow</text:span> <text:s text:c="7"/>15.<text:span text:style-name="T9">00</text:span> Uhr</text:p>
            <text:p text:style-name="P41"/>
            <text:p text:style-name="P37">03.07. <text:s text:c="10"/><text:span text:style-name="T1">Rundenwettkampf <text:s text:c="13"/></text:span><text:span text:style-name="T8">0</text:span><text:span text:style-name="T6">9.</text:span><text:span text:style-name="T8">00</text:span><text:span text:style-name="T6"> Uhr</text:span></text:p>
          </table:table-cell>
          <table:table-cell table:style-name="Tabelle1.A1" office:value-type="string">
            <text:p text:style-name="P22"><text:span text:style-name="T5">0</text:span>3.<text:span text:style-name="T5">01.</text:span>2016 <text:s/><text:span text:style-name="T1">Neujahrsschießen </text:span><text:span text:style-name="T2">und</text:span></text:p>
            <text:p text:style-name="P9"><text:span text:style-name="T2"><text:s text:c="20"/>Vereinsmeisterschaften <text:s text:c="5"/></text:span>10.<text:span text:style-name="T9">00</text:span> Uhr</text:p>
            <text:p text:style-name="P26"/>
            <text:p text:style-name="P45">13.<text:span text:style-name="T5">02.</text:span> <text:s text:c="9"/><text:span text:style-name="T1">Königsball Boberow <text:s text:c="10"/></text:span>19.30 Uhr</text:p>
            <text:p text:style-name="P11"/>
            <text:p text:style-name="P45">26.<text:span text:style-name="T5">03.</text:span> <text:s text:c="9"/><text:span text:style-name="T1">Osterfeuer <text:s text:c="27"/></text:span>18.<text:span text:style-name="T9">00</text:span> Uhr</text:p>
            <text:p text:style-name="P11"/>
            <text:p text:style-name="P45">_____ <text:s text:c="9"/><text:span text:style-name="T1">Frühjahrsputz <text:s text:c="21"/>____ <text:s/></text:span><text:span text:style-name="T7">Uhr</text:span></text:p>
            <text:p text:style-name="P11"><text:span text:style-name="T7"/></text:p>
            <text:p text:style-name="P46"><text:span text:style-name="T5">0</text:span>5.<text:span text:style-name="T5">05</text:span> <text:s text:c="10"/><text:span text:style-name="T2">H</text:span><text:span text:style-name="T1">immelfahrt </text:span><text:span text:style-name="T2">und</text:span></text:p>
            <text:p text:style-name="P46"><text:span text:style-name="T2"><text:s text:c="20"/>Vereinsmeisteschaften <text:s text:c="7"/></text:span>15.<text:span text:style-name="T9">00</text:span> Uhr</text:p>
            <text:p text:style-name="P57"/>
            <text:p text:style-name="P34">18.-19.<text:span text:style-name="T5">06.</text:span> <text:s text:c="3"/><text:span text:style-name="T1">Schützenfest Boberow</text:span> <text:s text:c="7"/>15.<text:span text:style-name="T9">00</text:span> Uhr</text:p>
            <text:p text:style-name="P41"/>
            <text:p text:style-name="P37">03.07. <text:s text:c="10"/><text:span text:style-name="T1">Rundenwettkampf <text:s text:c="13"/></text:span><text:span text:style-name="T8">0</text:span><text:span text:style-name="T6">9.</text:span><text:span text:style-name="T8">00</text:span><text:span text:style-name="T6"> Uhr</text:span></text:p>
          </table:table-cell>
          <table:table-cell table:style-name="Tabelle1.C1" office:value-type="string">
            <text:p text:style-name="P22"><text:span text:style-name="T5">0</text:span>3.<text:span text:style-name="T5">01.</text:span>2016 <text:s/><text:span text:style-name="T1">Neujahrsschießen </text:span><text:span text:style-name="T2">und</text:span></text:p>
            <text:p text:style-name="P9"><text:span text:style-name="T2"><text:s text:c="20"/>Vereinsmeisterschaften <text:s text:c="5"/></text:span>10.<text:span text:style-name="T9">00</text:span> Uhr</text:p>
            <text:p text:style-name="P26"/>
            <text:p text:style-name="P45">13.<text:span text:style-name="T5">02.</text:span> <text:s text:c="9"/><text:span text:style-name="T1">Königsball Boberow <text:s text:c="10"/></text:span>19.30 Uhr</text:p>
            <text:p text:style-name="P11"/>
            <text:p text:style-name="P45">26.<text:span text:style-name="T5">03.</text:span> <text:s text:c="9"/><text:span text:style-name="T1">Osterfeuer <text:s text:c="27"/></text:span>18.<text:span text:style-name="T9">00</text:span> Uhr</text:p>
            <text:p text:style-name="P11"/>
            <text:p text:style-name="P45">_____ <text:s text:c="9"/><text:span text:style-name="T1">Frühjahrsputz <text:s text:c="21"/>____ <text:s/></text:span><text:span text:style-name="T7">Uhr</text:span></text:p>
            <text:p text:style-name="P11"><text:span text:style-name="T7"/></text:p>
            <text:p text:style-name="P46"><text:span text:style-name="T5">0</text:span>5.<text:span text:style-name="T5">05</text:span> <text:s text:c="10"/><text:span text:style-name="T2">H</text:span><text:span text:style-name="T1">immelfahrt </text:span><text:span text:style-name="T2">und</text:span></text:p>
            <text:p text:style-name="P46"><text:span text:style-name="T2"><text:s text:c="20"/>Vereinsmeisteschaften <text:s text:c="7"/></text:span>15.<text:span text:style-name="T9">00</text:span> Uhr</text:p>
            <text:p text:style-name="P57"/>
            <text:p text:style-name="P34">18.-19.<text:span text:style-name="T5">06.</text:span> <text:s text:c="3"/><text:span text:style-name="T1">Schützenfest Boberow</text:span> <text:s text:c="7"/>15.<text:span text:style-name="T9">00</text:span> Uhr</text:p>
            <text:p text:style-name="P41"/>
            <text:p text:style-name="P37">03.07. <text:s text:c="10"/><text:span text:style-name="T1">Rundenwettkampf <text:s text:c="13"/></text:span><text:span text:style-name="T8">0</text:span><text:span text:style-name="T6">9.</text:span><text:span text:style-name="T8">00</text:span><text:span text:style-name="T6"> Uhr</text:span></text:p>
          </table:table-cell>
        </table:table-row>
        <table:table-row table:style-name="Tabelle1.1">
          <table:table-cell table:style-name="Tabelle1.A2" office:value-type="string">
            <text:p text:style-name="P22"><text:span text:style-name="T5">0</text:span>3.<text:span text:style-name="T5">01.</text:span>2016 <text:s/><text:span text:style-name="T1">Neujahrsschießen </text:span><text:span text:style-name="T2">und</text:span></text:p>
            <text:p text:style-name="P9"><text:span text:style-name="T2"><text:s text:c="20"/>Vereinsmeisterschaften <text:s text:c="5"/></text:span>10.<text:span text:style-name="T9">00</text:span> Uhr</text:p>
            <text:p text:style-name="P26"/>
            <text:p text:style-name="P45">13.<text:span text:style-name="T5">02.</text:span> <text:s text:c="9"/><text:span text:style-name="T1">Königsball Boberow <text:s text:c="10"/></text:span>19.30 Uhr</text:p>
            <text:p text:style-name="P11"/>
            <text:p text:style-name="P45">26.<text:span text:style-name="T5">03.</text:span> <text:s text:c="9"/><text:span text:style-name="T1">Osterfeuer <text:s text:c="27"/></text:span>18.<text:span text:style-name="T9">00</text:span> Uhr</text:p>
            <text:p text:style-name="P11"/>
            <text:p text:style-name="P45">_____ <text:s text:c="9"/><text:span text:style-name="T1">Frühjahrsputz <text:s text:c="21"/>____ <text:s/></text:span><text:span text:style-name="T7">Uhr</text:span></text:p>
            <text:p text:style-name="P11"><text:span text:style-name="T7"/></text:p>
            <text:p text:style-name="P46"><text:span text:style-name="T5">0</text:span>5.<text:span text:style-name="T5">05</text:span> <text:s text:c="10"/><text:span text:style-name="T2">H</text:span><text:span text:style-name="T1">immelfahrt </text:span><text:span text:style-name="T2">und</text:span></text:p>
            <text:p text:style-name="P46"><text:span text:style-name="T2"><text:s text:c="20"/>Vereinsmeisteschaften <text:s text:c="7"/></text:span>15.<text:span text:style-name="T9">00</text:span> Uhr</text:p>
            <text:p text:style-name="P57"/>
            <text:p text:style-name="P34">18.-19.<text:span text:style-name="T5">06.</text:span> <text:s text:c="3"/><text:span text:style-name="T1">Schützenfest Boberow</text:span> <text:s text:c="7"/>15.<text:span text:style-name="T9">00</text:span> Uhr</text:p>
            <text:p text:style-name="P41"/>
            <text:p text:style-name="P37">03.07. <text:s text:c="10"/><text:span text:style-name="T1">Rundenwettkampf <text:s text:c="13"/></text:span><text:span text:style-name="T8">0</text:span><text:span text:style-name="T6">9.</text:span><text:span text:style-name="T8">00</text:span><text:span text:style-name="T6"> Uhr</text:span></text:p>
          </table:table-cell>
          <table:table-cell table:style-name="Tabelle1.A2" office:value-type="string">
            <text:p text:style-name="P22"><text:span text:style-name="T5">0</text:span>3.<text:span text:style-name="T5">01.</text:span>2016 <text:s/><text:span text:style-name="T1">Neujahrsschießen </text:span><text:span text:style-name="T2">und</text:span></text:p>
            <text:p text:style-name="P9"><text:span text:style-name="T2"><text:s text:c="20"/>Vereinsmeisterschaften <text:s text:c="5"/></text:span>10.<text:span text:style-name="T9">00</text:span> Uhr</text:p>
            <text:p text:style-name="P26"/>
            <text:p text:style-name="P45">13.<text:span text:style-name="T5">02.</text:span> <text:s text:c="9"/><text:span text:style-name="T1">Königsball Boberow <text:s text:c="10"/></text:span>19.30 Uhr</text:p>
            <text:p text:style-name="P11"/>
            <text:p text:style-name="P45">26.<text:span text:style-name="T5">03.</text:span> <text:s text:c="9"/><text:span text:style-name="T1">Osterfeuer <text:s text:c="27"/></text:span>18.<text:span text:style-name="T9">00</text:span> Uhr</text:p>
            <text:p text:style-name="P11"/>
            <text:p text:style-name="P45">_____ <text:s text:c="9"/><text:span text:style-name="T1">Frühjahrsputz <text:s text:c="21"/>____ <text:s/></text:span><text:span text:style-name="T7">Uhr</text:span></text:p>
            <text:p text:style-name="P11"><text:span text:style-name="T7"/></text:p>
            <text:p text:style-name="P46"><text:span text:style-name="T5">0</text:span>5.<text:span text:style-name="T5">05</text:span> <text:s text:c="10"/><text:span text:style-name="T2">H</text:span><text:span text:style-name="T1">immelfahrt </text:span><text:span text:style-name="T2">und</text:span></text:p>
            <text:p text:style-name="P46"><text:span text:style-name="T2"><text:s text:c="20"/>Vereinsmeisteschaften <text:s text:c="7"/></text:span>15.<text:span text:style-name="T9">00</text:span> Uhr</text:p>
            <text:p text:style-name="P57"/>
            <text:p text:style-name="P34">18.-19.<text:span text:style-name="T5">06.</text:span> <text:s text:c="3"/><text:span text:style-name="T1">Schützenfest Boberow</text:span> <text:s text:c="7"/>15.<text:span text:style-name="T9">00</text:span> Uhr</text:p>
            <text:p text:style-name="P41"/>
            <text:p text:style-name="P37">03.07. <text:s text:c="10"/><text:span text:style-name="T1">Rundenwettkampf <text:s text:c="13"/></text:span><text:span text:style-name="T8">0</text:span><text:span text:style-name="T6">9.</text:span><text:span text:style-name="T8">00</text:span><text:span text:style-name="T6"> Uhr</text:span></text:p>
          </table:table-cell>
          <table:table-cell table:style-name="Tabelle1.C2" office:value-type="string">
            <text:p text:style-name="P22"><text:span text:style-name="T5">0</text:span>3.<text:span text:style-name="T5">01.</text:span>2016 <text:s/><text:span text:style-name="T1">Neujahrsschießen </text:span><text:span text:style-name="T2">und</text:span></text:p>
            <text:p text:style-name="P9"><text:span text:style-name="T2"><text:s text:c="20"/>Vereinsmeisterschaften <text:s text:c="5"/></text:span>10.<text:span text:style-name="T9">00</text:span> Uhr</text:p>
            <text:p text:style-name="P26"/>
            <text:p text:style-name="P45">13.<text:span text:style-name="T5">02.</text:span> <text:s text:c="9"/><text:span text:style-name="T1">Königsball Boberow <text:s text:c="10"/></text:span>19.30 Uhr</text:p>
            <text:p text:style-name="P11"/>
            <text:p text:style-name="P45">26.<text:span text:style-name="T5">03.</text:span> <text:s text:c="9"/><text:span text:style-name="T1">Osterfeuer <text:s text:c="27"/></text:span>18.<text:span text:style-name="T9">00</text:span> Uhr</text:p>
            <text:p text:style-name="P11"/>
            <text:p text:style-name="P45">_____ <text:s text:c="9"/><text:span text:style-name="T1">Frühjahrsputz <text:s text:c="21"/>____ <text:s/></text:span><text:span text:style-name="T7">Uhr</text:span></text:p>
            <text:p text:style-name="P11"><text:span text:style-name="T7"/></text:p>
            <text:p text:style-name="P46"><text:span text:style-name="T5">0</text:span>5.<text:span text:style-name="T5">05</text:span> <text:s text:c="10"/><text:span text:style-name="T2">H</text:span><text:span text:style-name="T1">immelfahrt </text:span><text:span text:style-name="T2">und</text:span></text:p>
            <text:p text:style-name="P46"><text:span text:style-name="T2"><text:s text:c="20"/>Vereinsmeisteschaften <text:s text:c="7"/></text:span>15.<text:span text:style-name="T9">00</text:span> Uhr</text:p>
            <text:p text:style-name="P57"/>
            <text:p text:style-name="P34">18.-19.<text:span text:style-name="T5">06.</text:span> <text:s text:c="3"/><text:span text:style-name="T1">Schützenfest Boberow</text:span> <text:s text:c="7"/>15.<text:span text:style-name="T9">00</text:span> Uhr</text:p>
            <text:p text:style-name="P41"/>
            <text:p text:style-name="P37">03.07. <text:s text:c="10"/><text:span text:style-name="T1">Rundenwettkampf <text:s text:c="13"/></text:span><text:span text:style-name="T8">0</text:span><text:span text:style-name="T6">9.</text:span><text:span text:style-name="T8">00</text:span><text:span text:style-name="T6"> Uhr</text:span></text:p>
          </table:table-cell>
        </table:table-row>
        <table:table-row table:style-name="Tabelle1.1">
          <table:table-cell table:style-name="Tabelle1.A2" office:value-type="string">
            <text:p text:style-name="P22"><text:span text:style-name="T5">0</text:span>3.<text:span text:style-name="T5">01.</text:span>2016 <text:s/><text:span text:style-name="T1">Neujahrsschießen </text:span><text:span text:style-name="T2">und</text:span></text:p>
            <text:p text:style-name="P9"><text:span text:style-name="T2"><text:s text:c="20"/>Vereinsmeisterschaften <text:s text:c="5"/></text:span>10.<text:span text:style-name="T9">00</text:span> Uhr</text:p>
            <text:p text:style-name="P26"/>
            <text:p text:style-name="P45">13.<text:span text:style-name="T5">02.</text:span> <text:s text:c="9"/><text:span text:style-name="T1">Königsball Boberow <text:s text:c="10"/></text:span>19.30 Uhr</text:p>
            <text:p text:style-name="P11"/>
            <text:p text:style-name="P45">26.<text:span text:style-name="T5">03.</text:span> <text:s text:c="9"/><text:span text:style-name="T1">Osterfeuer <text:s text:c="27"/></text:span>18.<text:span text:style-name="T9">00</text:span> Uhr</text:p>
            <text:p text:style-name="P11"/>
            <text:p text:style-name="P45">_____ <text:s text:c="9"/><text:span text:style-name="T1">Frühjahrsputz <text:s text:c="21"/>____ <text:s/></text:span><text:span text:style-name="T7">Uhr</text:span></text:p>
            <text:p text:style-name="P11"><text:span text:style-name="T7"/></text:p>
            <text:p text:style-name="P46"><text:span text:style-name="T5">0</text:span>5.<text:span text:style-name="T5">05</text:span> <text:s text:c="10"/><text:span text:style-name="T2">H</text:span><text:span text:style-name="T1">immelfahrt </text:span><text:span text:style-name="T2">und</text:span></text:p>
            <text:p text:style-name="P46"><text:span text:style-name="T2"><text:s text:c="20"/>Vereinsmeisteschaften <text:s text:c="7"/></text:span>15.<text:span text:style-name="T9">00</text:span> Uhr</text:p>
            <text:p text:style-name="P57"/>
            <text:p text:style-name="P34">18.-19.<text:span text:style-name="T5">06.</text:span> <text:s text:c="3"/><text:span text:style-name="T1">Schützenfest Boberow</text:span> <text:s text:c="7"/>15.<text:span text:style-name="T9">00</text:span> Uhr</text:p>
            <text:p text:style-name="P41"/>
            <text:p text:style-name="P37">03.07. <text:s text:c="10"/><text:span text:style-name="T1">Rundenwettkampf <text:s text:c="13"/></text:span><text:span text:style-name="T8">0</text:span><text:span text:style-name="T6">9.</text:span><text:span text:style-name="T8">00</text:span><text:span text:style-name="T6"> Uhr</text:span></text:p>
          </table:table-cell>
          <table:table-cell table:style-name="Tabelle1.A2" office:value-type="string">
            <text:p text:style-name="P22"><text:span text:style-name="T5">0</text:span>3.<text:span text:style-name="T5">01.</text:span>2016 <text:s/><text:span text:style-name="T1">Neujahrsschießen </text:span><text:span text:style-name="T2">und</text:span></text:p>
            <text:p text:style-name="P9"><text:span text:style-name="T2"><text:s text:c="20"/>Vereinsmeisterschaften <text:s text:c="5"/></text:span>10.<text:span text:style-name="T9">00</text:span> Uhr</text:p>
            <text:p text:style-name="P26"/>
            <text:p text:style-name="P45">13.<text:span text:style-name="T5">02.</text:span> <text:s text:c="9"/><text:span text:style-name="T1">Königsball Boberow <text:s text:c="10"/></text:span>19.30 Uhr</text:p>
            <text:p text:style-name="P11"/>
            <text:p text:style-name="P45">26.<text:span text:style-name="T5">03.</text:span> <text:s text:c="9"/><text:span text:style-name="T1">Osterfeuer <text:s text:c="27"/></text:span>18.<text:span text:style-name="T9">00</text:span> Uhr</text:p>
            <text:p text:style-name="P11"/>
            <text:p text:style-name="P45">_____ <text:s text:c="9"/><text:span text:style-name="T1">Frühjahrsputz <text:s text:c="21"/>____ <text:s/></text:span><text:span text:style-name="T7">Uhr</text:span></text:p>
            <text:p text:style-name="P11"><text:span text:style-name="T7"/></text:p>
            <text:p text:style-name="P46"><text:span text:style-name="T5">0</text:span>5.<text:span text:style-name="T5">05</text:span> <text:s text:c="10"/><text:span text:style-name="T2">H</text:span><text:span text:style-name="T1">immelfahrt </text:span><text:span text:style-name="T2">und</text:span></text:p>
            <text:p text:style-name="P46"><text:span text:style-name="T2"><text:s text:c="20"/>Vereinsmeisteschaften <text:s text:c="7"/></text:span>15.<text:span text:style-name="T9">00</text:span> Uhr</text:p>
            <text:p text:style-name="P57"/>
            <text:p text:style-name="P34">18.-19.<text:span text:style-name="T5">06.</text:span> <text:s text:c="3"/><text:span text:style-name="T1">Schützenfest Boberow</text:span> <text:s text:c="7"/>15.<text:span text:style-name="T9">00</text:span> Uhr</text:p>
            <text:p text:style-name="P41"/>
            <text:p text:style-name="P37">03.07. <text:s text:c="10"/><text:span text:style-name="T1">Rundenwettkampf <text:s text:c="13"/></text:span><text:span text:style-name="T8">0</text:span><text:span text:style-name="T6">9.</text:span><text:span text:style-name="T8">00</text:span><text:span text:style-name="T6"> Uhr</text:span></text:p>
          </table:table-cell>
          <table:table-cell table:style-name="Tabelle1.C2" office:value-type="string">
            <text:p text:style-name="P22"><text:span text:style-name="T5">0</text:span>3.<text:span text:style-name="T5">01.</text:span>2016 <text:s/><text:span text:style-name="T1">Neujahrsschießen </text:span><text:span text:style-name="T2">und</text:span></text:p>
            <text:p text:style-name="P9"><text:span text:style-name="T2"><text:s text:c="20"/>Vereinsmeisterschaften <text:s text:c="5"/></text:span>10.<text:span text:style-name="T9">00</text:span> Uhr</text:p>
            <text:p text:style-name="P26"/>
            <text:p text:style-name="P45">13.<text:span text:style-name="T5">02.</text:span> <text:s text:c="9"/><text:span text:style-name="T1">Königsball Boberow <text:s text:c="10"/></text:span>19.30 Uhr</text:p>
            <text:p text:style-name="P11"/>
            <text:p text:style-name="P45">26.<text:span text:style-name="T5">03.</text:span> <text:s text:c="9"/><text:span text:style-name="T1">Osterfeuer <text:s text:c="27"/></text:span>18.<text:span text:style-name="T9">00</text:span> Uhr</text:p>
            <text:p text:style-name="P11"/>
            <text:p text:style-name="P45">_____ <text:s text:c="9"/><text:span text:style-name="T1">Frühjahrsputz <text:s text:c="21"/>____ <text:s/></text:span><text:span text:style-name="T7">Uhr</text:span></text:p>
            <text:p text:style-name="P11"><text:span text:style-name="T7"/></text:p>
            <text:p text:style-name="P46"><text:span text:style-name="T5">0</text:span>5.<text:span text:style-name="T5">05</text:span> <text:s text:c="10"/><text:span text:style-name="T2">H</text:span><text:span text:style-name="T1">immelfahrt </text:span><text:span text:style-name="T2">und</text:span></text:p>
            <text:p text:style-name="P46"><text:span text:style-name="T2"><text:s text:c="20"/>Vereinsmeisteschaften <text:s text:c="7"/></text:span>15.<text:span text:style-name="T9">00</text:span> Uhr</text:p>
            <text:p text:style-name="P57"/>
            <text:p text:style-name="P34">18.-19.<text:span text:style-name="T5">06.</text:span> <text:s text:c="3"/><text:span text:style-name="T1">Schützenfest Boberow</text:span> <text:s text:c="7"/>15.<text:span text:style-name="T9">00</text:span> Uhr</text:p>
            <text:p text:style-name="P41"/>
            <text:p text:style-name="P37">03.07. <text:s text:c="10"/><text:span text:style-name="T1">Rundenwettkampf <text:s text:c="13"/></text:span><text:span text:style-name="T8">0</text:span><text:span text:style-name="T6">9.</text:span><text:span text:style-name="T8">00</text:span><text:span text:style-name="T6"> Uhr</text:span></text:p>
          </table:table-cell>
        </table:table-row>
        <table:table-row table:style-name="Tabelle1.1">
          <table:table-cell table:style-name="Tabelle1.A2" office:value-type="string">
            <text:p text:style-name="P22"><text:span text:style-name="T5">0</text:span>3.<text:span text:style-name="T5">01.</text:span>2016 <text:s/><text:span text:style-name="T1">Neujahrsschießen </text:span><text:span text:style-name="T2">und</text:span></text:p>
            <text:p text:style-name="P9"><text:span text:style-name="T2"><text:s text:c="20"/>Vereinsmeisterschaften <text:s text:c="5"/></text:span>10.<text:span text:style-name="T9">00</text:span> Uhr</text:p>
            <text:p text:style-name="P26"/>
            <text:p text:style-name="P45">13.<text:span text:style-name="T5">02.</text:span> <text:s text:c="9"/><text:span text:style-name="T1">Königsball Boberow <text:s text:c="10"/></text:span>19.30 Uhr</text:p>
            <text:p text:style-name="P11"/>
            <text:p text:style-name="P45">26.<text:span text:style-name="T5">03.</text:span> <text:s text:c="9"/><text:span text:style-name="T1">Osterfeuer <text:s text:c="27"/></text:span>18.<text:span text:style-name="T9">00</text:span> Uhr</text:p>
            <text:p text:style-name="P11"/>
            <text:p text:style-name="P45">_____ <text:s text:c="9"/><text:span text:style-name="T1">Frühjahrsputz <text:s text:c="21"/>____ <text:s/></text:span><text:span text:style-name="T7">Uhr</text:span></text:p>
            <text:p text:style-name="P11"><text:span text:style-name="T7"/></text:p>
            <text:p text:style-name="P46"><text:span text:style-name="T5">0</text:span>5.<text:span text:style-name="T5">05</text:span> <text:s text:c="10"/><text:span text:style-name="T2">H</text:span><text:span text:style-name="T1">immelfahrt </text:span><text:span text:style-name="T2">und</text:span></text:p>
            <text:p text:style-name="P46"><text:span text:style-name="T2"><text:s text:c="20"/>Vereinsmeisteschaften <text:s text:c="7"/></text:span>15.<text:span text:style-name="T9">00</text:span> Uhr</text:p>
            <text:p text:style-name="P57"/>
            <text:p text:style-name="P34">18.-19.<text:span text:style-name="T5">06.</text:span> <text:s text:c="3"/><text:span text:style-name="T1">Schützenfest Boberow</text:span> <text:s text:c="7"/>15.<text:span text:style-name="T9">00</text:span> Uhr</text:p>
            <text:p text:style-name="P41"/>
            <text:p text:style-name="P37">03.07. <text:s text:c="10"/><text:span text:style-name="T1">Rundenwettkampf <text:s text:c="13"/></text:span><text:span text:style-name="T8">0</text:span><text:span text:style-name="T6">9.</text:span><text:span text:style-name="T8">00</text:span><text:span text:style-name="T6"> Uhr</text:span></text:p>
          </table:table-cell>
          <table:table-cell table:style-name="Tabelle1.A2" office:value-type="string">
            <text:p text:style-name="P22"><text:span text:style-name="T5">0</text:span>3.<text:span text:style-name="T5">01.</text:span>2016 <text:s/><text:span text:style-name="T1">Neujahrsschießen </text:span><text:span text:style-name="T2">und</text:span></text:p>
            <text:p text:style-name="P9"><text:span text:style-name="T2"><text:s text:c="20"/>Vereinsmeisterschaften <text:s text:c="5"/></text:span>10.<text:span text:style-name="T9">00</text:span> Uhr</text:p>
            <text:p text:style-name="P26"/>
            <text:p text:style-name="P45">13.<text:span text:style-name="T5">02.</text:span> <text:s text:c="9"/><text:span text:style-name="T1">Königsball Boberow <text:s text:c="10"/></text:span>19.30 Uhr</text:p>
            <text:p text:style-name="P11"/>
            <text:p text:style-name="P45">26.<text:span text:style-name="T5">03.</text:span> <text:s text:c="9"/><text:span text:style-name="T1">Osterfeuer <text:s text:c="27"/></text:span>18.<text:span text:style-name="T9">00</text:span> Uhr</text:p>
            <text:p text:style-name="P11"/>
            <text:p text:style-name="P45">_____ <text:s text:c="9"/><text:span text:style-name="T1">Frühjahrsputz <text:s text:c="21"/>____ <text:s/></text:span><text:span text:style-name="T7">Uhr</text:span></text:p>
            <text:p text:style-name="P11"><text:span text:style-name="T7"/></text:p>
            <text:p text:style-name="P46"><text:span text:style-name="T5">0</text:span>5.<text:span text:style-name="T5">05</text:span> <text:s text:c="10"/><text:span text:style-name="T2">H</text:span><text:span text:style-name="T1">immelfahrt </text:span><text:span text:style-name="T2">und</text:span></text:p>
            <text:p text:style-name="P46"><text:span text:style-name="T2"><text:s text:c="20"/>Vereinsmeisteschaften <text:s text:c="7"/></text:span>15.<text:span text:style-name="T9">00</text:span> Uhr</text:p>
            <text:p text:style-name="P57"/>
            <text:p text:style-name="P34">18.-19.<text:span text:style-name="T5">06.</text:span> <text:s text:c="3"/><text:span text:style-name="T1">Schützenfest Boberow</text:span> <text:s text:c="7"/>15.<text:span text:style-name="T9">00</text:span> Uhr</text:p>
            <text:p text:style-name="P41"/>
            <text:p text:style-name="P37">03.07. <text:s text:c="10"/><text:span text:style-name="T1">Rundenwettkampf <text:s text:c="13"/></text:span><text:span text:style-name="T8">0</text:span><text:span text:style-name="T6">9.</text:span><text:span text:style-name="T8">00</text:span><text:span text:style-name="T6"> Uhr</text:span></text:p>
          </table:table-cell>
          <table:table-cell table:style-name="Tabelle1.C2" office:value-type="string">
            <text:p text:style-name="P22"><text:span text:style-name="T5">0</text:span>3.<text:span text:style-name="T5">01.</text:span>2016 <text:s/><text:span text:style-name="T1">Neujahrsschießen </text:span><text:span text:style-name="T2">und</text:span></text:p>
            <text:p text:style-name="P9"><text:span text:style-name="T2"><text:s text:c="20"/>Vereinsmeisterschaften <text:s text:c="5"/></text:span>10.<text:span text:style-name="T9">00</text:span> Uhr</text:p>
            <text:p text:style-name="P26"/>
            <text:p text:style-name="P45">13.<text:span text:style-name="T5">02.</text:span> <text:s text:c="9"/><text:span text:style-name="T1">Königsball Boberow <text:s text:c="10"/></text:span>19.30 Uhr</text:p>
            <text:p text:style-name="P11"/>
            <text:p text:style-name="P45">26.<text:span text:style-name="T5">03.</text:span> <text:s text:c="9"/><text:span text:style-name="T1">Osterfeuer <text:s text:c="27"/></text:span>18.<text:span text:style-name="T9">00</text:span> Uhr</text:p>
            <text:p text:style-name="P11"/>
            <text:p text:style-name="P45">_____ <text:s text:c="9"/><text:span text:style-name="T1">Frühjahrsputz <text:s text:c="21"/>____ <text:s/></text:span><text:span text:style-name="T7">Uhr</text:span></text:p>
            <text:p text:style-name="P11"><text:span text:style-name="T7"/></text:p>
            <text:p text:style-name="P46"><text:span text:style-name="T5">0</text:span>5.<text:span text:style-name="T5">05</text:span> <text:s text:c="10"/><text:span text:style-name="T2">H</text:span><text:span text:style-name="T1">immelfahrt </text:span><text:span text:style-name="T2">und</text:span></text:p>
            <text:p text:style-name="P46"><text:span text:style-name="T2"><text:s text:c="20"/>Vereinsmeisteschaften <text:s text:c="7"/></text:span>15.<text:span text:style-name="T9">00</text:span> Uhr</text:p>
            <text:p text:style-name="P57"/>
            <text:p text:style-name="P34">18.-19.<text:span text:style-name="T5">06.</text:span> <text:s text:c="3"/><text:span text:style-name="T1">Schützenfest Boberow</text:span> <text:s text:c="7"/>15.<text:span text:style-name="T9">00</text:span> Uhr</text:p>
            <text:p text:style-name="P41"/>
            <text:p text:style-name="P37">03.07. <text:s text:c="10"/><text:span text:style-name="T1">Rundenwettkampf <text:s text:c="13"/></text:span><text:span text:style-name="T8">0</text:span><text:span text:style-name="T6">9.</text:span><text:span text:style-name="T8">00</text:span><text:span text:style-name="T6"> Uhr</text:span>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ext:soft-page-break/>
        <table:table-row table:style-name="Tabelle2.1">
          <table:table-cell table:style-name="Tabelle2.A1" office:value-type="string">
            <text:p text:style-name="P50">13.<text:span text:style-name="T5">08.2016 </text:span><text:s text:c="2"/><text:span text:style-name="T1">Kaffeetrinken für die </text:span></text:p>
            <text:p text:style-name="P24"><text:span text:style-name="T1"><text:s text:c="21"/>Kuchenbäckerinnen</text:span> <text:s text:c="10"/><text:span text:style-name="T5">14.00</text:span> Uhr</text:p>
            <text:p text:style-name="P30"/>
            <text:p text:style-name="P24"><text:span text:style-name="T5">0</text:span>3.<text:span text:style-name="T5">10. <text:s text:c="8"/></text:span><text:s text:c="2"/><text:span text:style-name="T4">Einheitsschießen</text:span><text:span text:style-name="T1"> </text:span><text:span text:style-name="T2">und</text:span></text:p>
            <text:p text:style-name="P9"><text:span text:style-name="T2"><text:s text:c="21"/>Vereinsmeisterschaften <text:s text:c="6"/></text:span>10.<text:span text:style-name="T9">00</text:span> Uhr</text:p>
            <text:p text:style-name="P12"/>
            <text:p text:style-name="P10">_____ <text:s text:c="10"/><text:span text:style-name="T4">Herbst</text:span><text:span text:style-name="T1">putz <text:s text:c="27"/>____ <text:s/></text:span><text:span text:style-name="T7">Uhr</text:span></text:p>
            <text:p text:style-name="P62"/>
            <text:p text:style-name="P10"><text:span text:style-name="T10">26</text:span>.<text:span text:style-name="T10">11.</text:span> <text:s text:c="10"/><text:span text:style-name="T4">Weihnachtsbaum aufstellen</text:span></text:p>
            <text:p text:style-name="P10"><text:span text:style-name="T10"><text:s text:c="21"/></text:span><text:span text:style-name="T4">im Park</text:span><text:span text:style-name="T1"> <text:s text:c="33"/></text:span>1<text:span text:style-name="T10">5.00</text:span> Uhr</text:p>
            <text:p text:style-name="P11"/>
            <text:p text:style-name="P45"><text:span text:style-name="T10">02</text:span>.<text:span text:style-name="T10">12.</text:span> <text:s text:c="10"/><text:span text:style-name="T4">Jahreshauptversammlung</text:span><text:span text:style-name="T1"> <text:s text:c="2"/></text:span>1<text:span text:style-name="T10">9</text:span>.<text:span text:style-name="T9">00</text:span> Uhr</text:p>
          </table:table-cell>
          <table:table-cell table:style-name="Tabelle2.A1" office:value-type="string">
            <text:p text:style-name="P50">13.<text:span text:style-name="T5">08.2016 </text:span><text:s text:c="2"/><text:span text:style-name="T1">Kaffeetrinken für die </text:span></text:p>
            <text:p text:style-name="P24"><text:span text:style-name="T1"><text:s text:c="21"/>Kuchenbäckerinnen</text:span> <text:s text:c="10"/><text:span text:style-name="T5">14.00</text:span> Uhr</text:p>
            <text:p text:style-name="P30"/>
            <text:p text:style-name="P24"><text:span text:style-name="T5">0</text:span>3.<text:span text:style-name="T5">10. <text:s text:c="8"/></text:span><text:s text:c="2"/><text:span text:style-name="T4">Einheitsschießen</text:span><text:span text:style-name="T1"> </text:span><text:span text:style-name="T2">und</text:span></text:p>
            <text:p text:style-name="P9"><text:span text:style-name="T2"><text:s text:c="21"/>Vereinsmeisterschaften <text:s text:c="6"/></text:span>10.<text:span text:style-name="T9">00</text:span> Uhr</text:p>
            <text:p text:style-name="P12"/>
            <text:p text:style-name="P10">_____ <text:s text:c="10"/><text:span text:style-name="T4">Herbst</text:span><text:span text:style-name="T1">putz <text:s text:c="27"/>____ <text:s/></text:span><text:span text:style-name="T7">Uhr</text:span></text:p>
            <text:p text:style-name="P62"/>
            <text:p text:style-name="P10"><text:span text:style-name="T10">26</text:span>.<text:span text:style-name="T10">11.</text:span> <text:s text:c="10"/><text:span text:style-name="T4">Weihnachtsbaum aufstellen</text:span></text:p>
            <text:p text:style-name="P10"><text:span text:style-name="T10"><text:s text:c="21"/></text:span><text:span text:style-name="T4">im Park</text:span><text:span text:style-name="T1"> <text:s text:c="33"/></text:span>1<text:span text:style-name="T10">5.00</text:span> Uhr</text:p>
            <text:p text:style-name="P11"/>
            <text:p text:style-name="P45"><text:span text:style-name="T10">02</text:span>.<text:span text:style-name="T10">12.</text:span> <text:s text:c="10"/><text:span text:style-name="T4">Jahreshauptversammlung</text:span><text:span text:style-name="T1"> <text:s text:c="2"/></text:span>1<text:span text:style-name="T10">9</text:span>.<text:span text:style-name="T9">00</text:span> Uhr</text:p>
          </table:table-cell>
          <table:table-cell table:style-name="Tabelle2.C1" office:value-type="string">
            <text:p text:style-name="P50">13.<text:span text:style-name="T5">08.2016 </text:span><text:s text:c="2"/><text:span text:style-name="T1">Kaffeetrinken für die </text:span></text:p>
            <text:p text:style-name="P24"><text:span text:style-name="T1"><text:s text:c="21"/>Kuchenbäckerinnen</text:span> <text:s text:c="10"/><text:span text:style-name="T5">14.00</text:span> Uhr</text:p>
            <text:p text:style-name="P30"/>
            <text:p text:style-name="P24"><text:span text:style-name="T5">0</text:span>3.<text:span text:style-name="T5">10. <text:s text:c="8"/></text:span><text:s text:c="2"/><text:span text:style-name="T4">Einheitsschießen</text:span><text:span text:style-name="T1"> </text:span><text:span text:style-name="T2">und</text:span></text:p>
            <text:p text:style-name="P9"><text:span text:style-name="T2"><text:s text:c="21"/>Vereinsmeisterschaften <text:s text:c="6"/></text:span>10.<text:span text:style-name="T9">00</text:span> Uhr</text:p>
            <text:p text:style-name="P12"/>
            <text:p text:style-name="P10">_____ <text:s text:c="10"/><text:span text:style-name="T4">Herbst</text:span><text:span text:style-name="T1">putz <text:s text:c="27"/>____ <text:s/></text:span><text:span text:style-name="T7">Uhr</text:span></text:p>
            <text:p text:style-name="P62"/>
            <text:p text:style-name="P10"><text:span text:style-name="T10">26</text:span>.<text:span text:style-name="T10">11.</text:span> <text:s text:c="10"/><text:span text:style-name="T4">Weihnachtsbaum aufstellen</text:span></text:p>
            <text:p text:style-name="P10"><text:span text:style-name="T10"><text:s text:c="21"/></text:span><text:span text:style-name="T4">im Park</text:span><text:span text:style-name="T1"> <text:s text:c="33"/></text:span>1<text:span text:style-name="T10">5.00</text:span> Uhr</text:p>
            <text:p text:style-name="P11"/>
            <text:p text:style-name="P45"><text:span text:style-name="T10">02</text:span>.<text:span text:style-name="T10">12.</text:span> <text:s text:c="10"/><text:span text:style-name="T4">Jahreshauptversammlung</text:span><text:span text:style-name="T1"> <text:s text:c="2"/></text:span>1<text:span text:style-name="T10">9</text:span>.<text:span text:style-name="T9">00</text:span> Uhr</text:p>
          </table:table-cell>
        </table:table-row>
        <table:table-row table:style-name="Tabelle2.1">
          <table:table-cell table:style-name="Tabelle2.A2" office:value-type="string">
            <text:p text:style-name="P50">13.<text:span text:style-name="T5">08.2016 </text:span><text:s text:c="2"/><text:span text:style-name="T1">Kaffeetrinken für die </text:span></text:p>
            <text:p text:style-name="P24"><text:span text:style-name="T1"><text:s text:c="21"/>Kuchenbäckerinnen</text:span> <text:s text:c="10"/><text:span text:style-name="T5">14.00</text:span> Uhr</text:p>
            <text:p text:style-name="P30"/>
            <text:p text:style-name="P24"><text:span text:style-name="T5">0</text:span>3.<text:span text:style-name="T5">10. <text:s text:c="8"/></text:span><text:s text:c="2"/><text:span text:style-name="T4">Einheitsschießen</text:span><text:span text:style-name="T1"> </text:span><text:span text:style-name="T2">und</text:span></text:p>
            <text:p text:style-name="P9"><text:span text:style-name="T2"><text:s text:c="21"/>Vereinsmeisterschaften <text:s text:c="6"/></text:span>10.<text:span text:style-name="T9">00</text:span> Uhr</text:p>
            <text:p text:style-name="P12"/>
            <text:p text:style-name="P10">_____ <text:s text:c="10"/><text:span text:style-name="T4">Herbst</text:span><text:span text:style-name="T1">putz <text:s text:c="27"/>____ <text:s/></text:span><text:span text:style-name="T7">Uhr</text:span></text:p>
            <text:p text:style-name="P62"/>
            <text:p text:style-name="P10"><text:span text:style-name="T10">26</text:span>.<text:span text:style-name="T10">11.</text:span> <text:s text:c="10"/><text:span text:style-name="T4">Weihnachtsbaum aufstellen</text:span></text:p>
            <text:p text:style-name="P10"><text:span text:style-name="T10"><text:s text:c="21"/></text:span><text:span text:style-name="T4">im Park</text:span><text:span text:style-name="T1"> <text:s text:c="33"/></text:span>1<text:span text:style-name="T10">5.00</text:span> Uhr</text:p>
            <text:p text:style-name="P11"/>
            <text:p text:style-name="P45"><text:span text:style-name="T10">02</text:span>.<text:span text:style-name="T10">12.</text:span> <text:s text:c="10"/><text:span text:style-name="T4">Jahreshauptversammlung</text:span><text:span text:style-name="T1"> <text:s text:c="2"/></text:span>1<text:span text:style-name="T10">9</text:span>.<text:span text:style-name="T9">00</text:span> Uhr</text:p>
          </table:table-cell>
          <table:table-cell table:style-name="Tabelle2.A2" office:value-type="string">
            <text:p text:style-name="P50">13.<text:span text:style-name="T5">08.2016 </text:span><text:s text:c="2"/><text:span text:style-name="T1">Kaffeetrinken für die </text:span></text:p>
            <text:p text:style-name="P24"><text:span text:style-name="T1"><text:s text:c="21"/>Kuchenbäckerinnen</text:span> <text:s text:c="10"/><text:span text:style-name="T5">14.00</text:span> Uhr</text:p>
            <text:p text:style-name="P30"/>
            <text:p text:style-name="P24"><text:span text:style-name="T5">0</text:span>3.<text:span text:style-name="T5">10. <text:s text:c="8"/></text:span><text:s text:c="2"/><text:span text:style-name="T4">Einheitsschießen</text:span><text:span text:style-name="T1"> </text:span><text:span text:style-name="T2">und</text:span></text:p>
            <text:p text:style-name="P9"><text:span text:style-name="T2"><text:s text:c="21"/>Vereinsmeisterschaften <text:s text:c="6"/></text:span>10.<text:span text:style-name="T9">00</text:span> Uhr</text:p>
            <text:p text:style-name="P12"/>
            <text:p text:style-name="P10">_____ <text:s text:c="10"/><text:span text:style-name="T4">Herbst</text:span><text:span text:style-name="T1">putz <text:s text:c="27"/>____ <text:s/></text:span><text:span text:style-name="T7">Uhr</text:span></text:p>
            <text:p text:style-name="P62"/>
            <text:p text:style-name="P10"><text:span text:style-name="T10">26</text:span>.<text:span text:style-name="T10">11.</text:span> <text:s text:c="10"/><text:span text:style-name="T4">Weihnachtsbaum aufstellen</text:span></text:p>
            <text:p text:style-name="P10"><text:span text:style-name="T10"><text:s text:c="21"/></text:span><text:span text:style-name="T4">im Park</text:span><text:span text:style-name="T1"> <text:s text:c="33"/></text:span>1<text:span text:style-name="T10">5.00</text:span> Uhr</text:p>
            <text:p text:style-name="P11"/>
            <text:p text:style-name="P45"><text:span text:style-name="T10">02</text:span>.<text:span text:style-name="T10">12.</text:span> <text:s text:c="10"/><text:span text:style-name="T4">Jahreshauptversammlung</text:span><text:span text:style-name="T1"> <text:s text:c="2"/></text:span>1<text:span text:style-name="T10">9</text:span>.<text:span text:style-name="T9">00</text:span> Uhr</text:p>
          </table:table-cell>
          <table:table-cell table:style-name="Tabelle2.C2" office:value-type="string">
            <text:p text:style-name="P50">13.<text:span text:style-name="T5">08.2016 </text:span><text:s text:c="2"/><text:span text:style-name="T1">Kaffeetrinken für die </text:span></text:p>
            <text:p text:style-name="P24"><text:span text:style-name="T1"><text:s text:c="21"/>Kuchenbäckerinnen</text:span> <text:s text:c="10"/><text:span text:style-name="T5">14.00</text:span> Uhr</text:p>
            <text:p text:style-name="P30"/>
            <text:p text:style-name="P24"><text:span text:style-name="T5">0</text:span>3.<text:span text:style-name="T5">10. <text:s text:c="8"/></text:span><text:s text:c="2"/><text:span text:style-name="T4">Einheitsschießen</text:span><text:span text:style-name="T1"> </text:span><text:span text:style-name="T2">und</text:span></text:p>
            <text:p text:style-name="P9"><text:span text:style-name="T2"><text:s text:c="21"/>Vereinsmeisterschaften <text:s text:c="6"/></text:span>10.<text:span text:style-name="T9">00</text:span> Uhr</text:p>
            <text:p text:style-name="P12"/>
            <text:p text:style-name="P10">_____ <text:s text:c="10"/><text:span text:style-name="T4">Herbst</text:span><text:span text:style-name="T1">putz <text:s text:c="27"/>____ <text:s/></text:span><text:span text:style-name="T7">Uhr</text:span></text:p>
            <text:p text:style-name="P62"/>
            <text:p text:style-name="P10"><text:span text:style-name="T10">26</text:span>.<text:span text:style-name="T10">11.</text:span> <text:s text:c="10"/><text:span text:style-name="T4">Weihnachtsbaum aufstellen</text:span></text:p>
            <text:p text:style-name="P10"><text:span text:style-name="T10"><text:s text:c="21"/></text:span><text:span text:style-name="T4">im Park</text:span><text:span text:style-name="T1"> <text:s text:c="33"/></text:span>1<text:span text:style-name="T10">5.00</text:span> Uhr</text:p>
            <text:p text:style-name="P11"/>
            <text:p text:style-name="P45"><text:span text:style-name="T10">02</text:span>.<text:span text:style-name="T10">12.</text:span> <text:s text:c="10"/><text:span text:style-name="T4">Jahreshauptversammlung</text:span><text:span text:style-name="T1"> <text:s text:c="2"/></text:span>1<text:span text:style-name="T10">9</text:span>.<text:span text:style-name="T9">00</text:span> Uhr</text:p>
          </table:table-cell>
        </table:table-row>
        <table:table-row table:style-name="Tabelle2.1">
          <table:table-cell table:style-name="Tabelle2.A2" office:value-type="string">
            <text:p text:style-name="P50">13.<text:span text:style-name="T5">08.2016 </text:span><text:s text:c="2"/><text:span text:style-name="T1">Kaffeetrinken für die </text:span></text:p>
            <text:p text:style-name="P24"><text:span text:style-name="T1"><text:s text:c="21"/>Kuchenbäckerinnen</text:span> <text:s text:c="10"/><text:span text:style-name="T5">14.00</text:span> Uhr</text:p>
            <text:p text:style-name="P30"/>
            <text:p text:style-name="P24"><text:span text:style-name="T5">0</text:span>3.<text:span text:style-name="T5">10. <text:s text:c="8"/></text:span><text:s text:c="2"/><text:span text:style-name="T4">Einheitsschießen</text:span><text:span text:style-name="T1"> </text:span><text:span text:style-name="T2">und</text:span></text:p>
            <text:p text:style-name="P9"><text:span text:style-name="T2"><text:s text:c="21"/>Vereinsmeisterschaften <text:s text:c="6"/></text:span>10.<text:span text:style-name="T9">00</text:span> Uhr</text:p>
            <text:p text:style-name="P12"/>
            <text:p text:style-name="P10">_____ <text:s text:c="10"/><text:span text:style-name="T4">Herbst</text:span><text:span text:style-name="T1">putz <text:s text:c="27"/>____ <text:s/></text:span><text:span text:style-name="T7">Uhr</text:span></text:p>
            <text:p text:style-name="P62"/>
            <text:p text:style-name="P10"><text:span text:style-name="T10">26</text:span>.<text:span text:style-name="T10">11.</text:span> <text:s text:c="10"/><text:span text:style-name="T4">Weihnachtsbaum aufstellen</text:span></text:p>
            <text:p text:style-name="P10"><text:span text:style-name="T10"><text:s text:c="21"/></text:span><text:span text:style-name="T4">im Park</text:span><text:span text:style-name="T1"> <text:s text:c="33"/></text:span>1<text:span text:style-name="T10">5.00</text:span> Uhr</text:p>
            <text:p text:style-name="P11"/>
            <text:p text:style-name="P45"><text:span text:style-name="T10">02</text:span>.<text:span text:style-name="T10">12.</text:span> <text:s text:c="10"/><text:span text:style-name="T4">Jahreshauptversammlung</text:span><text:span text:style-name="T1"> <text:s text:c="2"/></text:span>1<text:span text:style-name="T10">9</text:span>.<text:span text:style-name="T9">00</text:span> Uhr</text:p>
          </table:table-cell>
          <table:table-cell table:style-name="Tabelle2.A2" office:value-type="string">
            <text:p text:style-name="P50">13.<text:span text:style-name="T5">08.2016 </text:span><text:s text:c="2"/><text:span text:style-name="T1">Kaffeetrinken für die </text:span></text:p>
            <text:p text:style-name="P24"><text:span text:style-name="T1"><text:s text:c="21"/>Kuchenbäckerinnen</text:span> <text:s text:c="10"/><text:span text:style-name="T5">14.00</text:span> Uhr</text:p>
            <text:p text:style-name="P30"/>
            <text:p text:style-name="P24"><text:span text:style-name="T5">0</text:span>3.<text:span text:style-name="T5">10. <text:s text:c="8"/></text:span><text:s text:c="2"/><text:span text:style-name="T4">Einheitsschießen</text:span><text:span text:style-name="T1"> </text:span><text:span text:style-name="T2">und</text:span></text:p>
            <text:p text:style-name="P9"><text:span text:style-name="T2"><text:s text:c="21"/>Vereinsmeisterschaften <text:s text:c="6"/></text:span>10.<text:span text:style-name="T9">00</text:span> Uhr</text:p>
            <text:p text:style-name="P12"/>
            <text:p text:style-name="P10">_____ <text:s text:c="10"/><text:span text:style-name="T4">Herbst</text:span><text:span text:style-name="T1">putz <text:s text:c="27"/>____ <text:s/></text:span><text:span text:style-name="T7">Uhr</text:span></text:p>
            <text:p text:style-name="P62"/>
            <text:p text:style-name="P10"><text:span text:style-name="T10">26</text:span>.<text:span text:style-name="T10">11.</text:span> <text:s text:c="10"/><text:span text:style-name="T4">Weihnachtsbaum aufstellen</text:span></text:p>
            <text:p text:style-name="P10"><text:span text:style-name="T10"><text:s text:c="21"/></text:span><text:span text:style-name="T4">im Park</text:span><text:span text:style-name="T1"> <text:s text:c="33"/></text:span>1<text:span text:style-name="T10">5.00</text:span> Uhr</text:p>
            <text:p text:style-name="P11"/>
            <text:p text:style-name="P45"><text:span text:style-name="T10">02</text:span>.<text:span text:style-name="T10">12.</text:span> <text:s text:c="10"/><text:span text:style-name="T4">Jahreshauptversammlung</text:span><text:span text:style-name="T1"> <text:s text:c="2"/></text:span>1<text:span text:style-name="T10">9</text:span>.<text:span text:style-name="T9">00</text:span> Uhr</text:p>
          </table:table-cell>
          <table:table-cell table:style-name="Tabelle2.C2" office:value-type="string">
            <text:p text:style-name="P50">13.<text:span text:style-name="T5">08.2016 </text:span><text:s text:c="2"/><text:span text:style-name="T1">Kaffeetrinken für die </text:span></text:p>
            <text:p text:style-name="P24"><text:span text:style-name="T1"><text:s text:c="21"/>Kuchenbäckerinnen</text:span> <text:s text:c="10"/><text:span text:style-name="T5">14.00</text:span> Uhr</text:p>
            <text:p text:style-name="P30"/>
            <text:p text:style-name="P24"><text:span text:style-name="T5">0</text:span>3.<text:span text:style-name="T5">10. <text:s text:c="8"/></text:span><text:s text:c="2"/><text:span text:style-name="T4">Einheitsschießen</text:span><text:span text:style-name="T1"> </text:span><text:span text:style-name="T2">und</text:span></text:p>
            <text:p text:style-name="P9"><text:span text:style-name="T2"><text:s text:c="21"/>Vereinsmeisterschaften <text:s text:c="6"/></text:span>10.<text:span text:style-name="T9">00</text:span> Uhr</text:p>
            <text:p text:style-name="P12"/>
            <text:p text:style-name="P10">_____ <text:s text:c="10"/><text:span text:style-name="T4">Herbst</text:span><text:span text:style-name="T1">putz <text:s text:c="27"/>____ <text:s/></text:span><text:span text:style-name="T7">Uhr</text:span></text:p>
            <text:p text:style-name="P62"/>
            <text:p text:style-name="P10"><text:span text:style-name="T10">26</text:span>.<text:span text:style-name="T10">11.</text:span> <text:s text:c="10"/><text:span text:style-name="T4">Weihnachtsbaum aufstellen</text:span></text:p>
            <text:p text:style-name="P10"><text:span text:style-name="T10"><text:s text:c="21"/></text:span><text:span text:style-name="T4">im Park</text:span><text:span text:style-name="T1"> <text:s text:c="33"/></text:span>1<text:span text:style-name="T10">5.00</text:span> Uhr</text:p>
            <text:p text:style-name="P11"/>
            <text:p text:style-name="P45"><text:span text:style-name="T10">02</text:span>.<text:span text:style-name="T10">12.</text:span> <text:s text:c="10"/><text:span text:style-name="T4">Jahreshauptversammlung</text:span><text:span text:style-name="T1"> <text:s text:c="2"/></text:span>1<text:span text:style-name="T10">9</text:span>.<text:span text:style-name="T9">00</text:span> Uhr</text:p>
          </table:table-cell>
        </table:table-row>
        <table:table-row table:style-name="Tabelle2.1">
          <table:table-cell table:style-name="Tabelle2.A2" office:value-type="string">
            <text:p text:style-name="P50">13.<text:span text:style-name="T5">08.2016 </text:span><text:s text:c="2"/><text:span text:style-name="T1">Kaffeetrinken für die </text:span></text:p>
            <text:p text:style-name="P24"><text:span text:style-name="T1"><text:s text:c="21"/>Kuchenbäckerinnen</text:span> <text:s text:c="10"/><text:span text:style-name="T5">14.00</text:span> Uhr</text:p>
            <text:p text:style-name="P30"/>
            <text:p text:style-name="P24"><text:span text:style-name="T5">0</text:span>3.<text:span text:style-name="T5">10. <text:s text:c="8"/></text:span><text:s text:c="2"/><text:span text:style-name="T4">Einheitsschießen</text:span><text:span text:style-name="T1"> </text:span><text:span text:style-name="T2">und</text:span></text:p>
            <text:p text:style-name="P9"><text:span text:style-name="T2"><text:s text:c="21"/>Vereinsmeisterschaften <text:s text:c="6"/></text:span>10.<text:span text:style-name="T9">00</text:span> Uhr</text:p>
            <text:p text:style-name="P12"/>
            <text:p text:style-name="P10">_____ <text:s text:c="10"/><text:span text:style-name="T4">Herbst</text:span><text:span text:style-name="T1">putz <text:s text:c="27"/>____ <text:s/></text:span><text:span text:style-name="T7">Uhr</text:span></text:p>
            <text:p text:style-name="P62"/>
            <text:p text:style-name="P10"><text:span text:style-name="T10">26</text:span>.<text:span text:style-name="T10">11.</text:span> <text:s text:c="10"/><text:span text:style-name="T4">Weihnachtsbaum aufstellen</text:span></text:p>
            <text:p text:style-name="P10"><text:span text:style-name="T10"><text:s text:c="21"/></text:span><text:span text:style-name="T4">im Park</text:span><text:span text:style-name="T1"> <text:s text:c="33"/></text:span>1<text:span text:style-name="T10">5.00</text:span> Uhr</text:p>
            <text:p text:style-name="P11"/>
            <text:p text:style-name="P45"><text:span text:style-name="T10">02</text:span>.<text:span text:style-name="T10">12.</text:span> <text:s text:c="10"/><text:span text:style-name="T4">Jahreshauptversammlung</text:span><text:span text:style-name="T1"> <text:s text:c="2"/></text:span>1<text:span text:style-name="T10">9</text:span>.<text:span text:style-name="T9">00</text:span> Uhr</text:p>
          </table:table-cell>
          <table:table-cell table:style-name="Tabelle2.A2" office:value-type="string">
            <text:p text:style-name="P50">13.<text:span text:style-name="T5">08.2016 </text:span><text:s text:c="2"/><text:span text:style-name="T1">Kaffeetrinken für die </text:span></text:p>
            <text:p text:style-name="P24"><text:span text:style-name="T1"><text:s text:c="21"/>Kuchenbäckerinnen</text:span> <text:s text:c="10"/><text:span text:style-name="T5">14.00</text:span> Uhr</text:p>
            <text:p text:style-name="P30"/>
            <text:p text:style-name="P24"><text:span text:style-name="T5">0</text:span>3.<text:span text:style-name="T5">10. <text:s text:c="8"/></text:span><text:s text:c="2"/><text:span text:style-name="T4">Einheitsschießen</text:span><text:span text:style-name="T1"> </text:span><text:span text:style-name="T2">und</text:span></text:p>
            <text:p text:style-name="P9"><text:span text:style-name="T2"><text:s text:c="21"/>Vereinsmeisterschaften <text:s text:c="6"/></text:span>10.<text:span text:style-name="T9">00</text:span> Uhr</text:p>
            <text:p text:style-name="P12"/>
            <text:p text:style-name="P10">_____ <text:s text:c="10"/><text:span text:style-name="T4">Herbst</text:span><text:span text:style-name="T1">putz <text:s text:c="27"/>____ <text:s/></text:span><text:span text:style-name="T7">Uhr</text:span></text:p>
            <text:p text:style-name="P62"/>
            <text:p text:style-name="P10"><text:span text:style-name="T10">26</text:span>.<text:span text:style-name="T10">11.</text:span> <text:s text:c="10"/><text:span text:style-name="T4">Weihnachtsbaum aufstellen</text:span></text:p>
            <text:p text:style-name="P10"><text:span text:style-name="T10"><text:s text:c="21"/></text:span><text:span text:style-name="T4">im Park</text:span><text:span text:style-name="T1"> <text:s text:c="33"/></text:span>1<text:span text:style-name="T10">5.00</text:span> Uhr</text:p>
            <text:p text:style-name="P11"/>
            <text:p text:style-name="P45"><text:span text:style-name="T10">02</text:span>.<text:span text:style-name="T10">12.</text:span> <text:s text:c="10"/><text:span text:style-name="T4">Jahreshauptversammlung</text:span><text:span text:style-name="T1"> <text:s text:c="2"/></text:span>1<text:span text:style-name="T10">9</text:span>.<text:span text:style-name="T9">00</text:span> Uhr</text:p>
          </table:table-cell>
          <table:table-cell table:style-name="Tabelle2.C2" office:value-type="string">
            <text:p text:style-name="P50">13.<text:span text:style-name="T5">08.2016 </text:span><text:s text:c="2"/><text:span text:style-name="T1">Kaffeetrinken für die </text:span></text:p>
            <text:p text:style-name="P24"><text:span text:style-name="T1"><text:s text:c="21"/>Kuchenbäckerinnen</text:span> <text:s text:c="10"/><text:span text:style-name="T5">14.00</text:span> Uhr</text:p>
            <text:p text:style-name="P30"/>
            <text:p text:style-name="P24"><text:span text:style-name="T5">0</text:span>3.<text:span text:style-name="T5">10. <text:s text:c="8"/></text:span><text:s text:c="2"/><text:span text:style-name="T4">Einheitsschießen</text:span><text:span text:style-name="T1"> </text:span><text:span text:style-name="T2">und</text:span></text:p>
            <text:p text:style-name="P9"><text:span text:style-name="T2"><text:s text:c="21"/>Vereinsmeisterschaften <text:s text:c="6"/></text:span>10.<text:span text:style-name="T9">00</text:span> Uhr</text:p>
            <text:p text:style-name="P12"/>
            <text:p text:style-name="P10">_____ <text:s text:c="10"/><text:span text:style-name="T4">Herbst</text:span><text:span text:style-name="T1">putz <text:s text:c="27"/>____ <text:s/></text:span><text:span text:style-name="T7">Uhr</text:span></text:p>
            <text:p text:style-name="P62"/>
            <text:p text:style-name="P10"><text:span text:style-name="T10">26</text:span>.<text:span text:style-name="T10">11.</text:span> <text:s text:c="10"/><text:span text:style-name="T4">Weihnachtsbaum aufstellen</text:span></text:p>
            <text:p text:style-name="P10"><text:span text:style-name="T10"><text:s text:c="21"/></text:span><text:span text:style-name="T4">im Park</text:span><text:span text:style-name="T1"> <text:s text:c="33"/></text:span>1<text:span text:style-name="T10">5.00</text:span> Uhr</text:p>
            <text:p text:style-name="P11"/>
            <text:p text:style-name="P45"><text:span text:style-name="T10">02</text:span>.<text:span text:style-name="T10">12.</text:span> <text:s text:c="10"/><text:span text:style-name="T4">Jahreshauptversammlung</text:span><text:span text:style-name="T1"> <text:s text:c="2"/></text:span>1<text:span text:style-name="T10">9</text:span>.<text:span text:style-name="T9">00</text:span> Uhr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0.4cm" fo:margin-bottom="0.4cm" fo:margin-left="1.221cm" fo:margin-right="1.221cm" style:writing-mode="lr-tb" style:footnote-max-height="0cm">
        <style:columns fo:column-count="1" fo:column-gap="0cm">
          <style:column-sep style:width="0.009cm" style:color="#000000" style:height="100%" style:style="dotte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22:08:56.655066612</meta:creation-date>
    <dc:date>2016-01-03T11:29:10.522834020</dc:date>
    <meta:editing-duration>PT1H13M3S</meta:editing-duration>
    <meta:editing-cycles>4</meta:editing-cycles>
    <meta:generator>LibreOffice/5.0.4.2$Linux_X86_64 LibreOffice_project/00m0$Build-2</meta:generator>
    <meta:document-statistic meta:table-count="2" meta:image-count="0" meta:object-count="0" meta:page-count="3" meta:paragraph-count="204" meta:word-count="744" meta:character-count="10512" meta:non-whitespace-character-count="5568"/>
  </office:meta>
</office:document-meta>
</file>